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paragraph-rsid="0020920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os </text:p>
      <text:p text:style-name="P2">His mind had been engulfed by distractions, the rum to his right, sipping and smoking as he tried to find pleasure once again. Depressed, his chest ached for something he couldn't grasp and his love had faded from that place which kept our soul at peace. He had aged beyond his years by the burden of a chaotic society, and a chaotic mind. He had flashes of love which kept us docile - and his thoughts echoed social conventions that screamed into the abyss of shallow words. He sat in a room which had longed to be spared the atrocities of conflict; a conflict some live, others deluded into believing it's someone else's problem. </text:p>
      <text:p text:style-name="P2">Little did he know, in his confusion and madness, he would create an ide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ichopsia </meta:initial-creator>
    <meta:creation-date>2013-04-18T19:24:35</meta:creation-date>
    <dc:date>2013-04-18T19:26:04</dc:date>
    <dc:creator>Teichopsia </dc:creator>
    <meta:editing-duration>PT1M9S</meta:editing-duration>
    <meta:editing-cycles>2</meta:editing-cycles>
    <meta:generator>LibreOffice/4.3.0.4$Windows_x86 LibreOffice_project/62ad5818884a2fc2e5780dd45466868d41009ec0</meta:generator>
    <meta:document-statistic meta:table-count="0" meta:image-count="0" meta:object-count="0" meta:page-count="1" meta:paragraph-count="3" meta:word-count="129" meta:character-count="712" meta:non-whitespace-character-count="584"/>
  </office:meta>
</office:document-meta>
</file>